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19046DF788B4B42A0AE.png" manifest:media-type="image/png"/>
  <manifest:file-entry manifest:full-path="Pictures/100000000000025800000190D9CBD2AF5839EDB0.png" manifest:media-type="image/png"/>
  <manifest:file-entry manifest:full-path="Pictures/10000000000002580000019084CB3B076F70FD72.png" manifest:media-type="image/png"/>
  <manifest:file-entry manifest:full-path="Pictures/100000000000032000000258077B7173B3EBBE69.png" manifest:media-type="image/png"/>
  <manifest:file-entry manifest:full-path="Pictures/100000000000023A000000943EDE4E14A4D90EA2.png" manifest:media-type="image/png"/>
  <manifest:file-entry manifest:full-path="Pictures/1000000000000258000001909E3F374620EF714E.png" manifest:media-type="image/png"/>
  <manifest:file-entry manifest:full-path="Pictures/1000000000000320000002587A7DF6D9A8023B74.png" manifest:media-type="image/png"/>
  <manifest:file-entry manifest:full-path="Pictures/100000000000017500000055450F49B58C619508.png" manifest:media-type="image/png"/>
  <manifest:file-entry manifest:full-path="Pictures/100000000000025800000190BA3A98107D2341C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 sans" svg:font-family="'Liberations sans'" style:font-family-generic="swiss" style:font-pitch="variable"/>
    <style:font-face style:name="Liberations sans1" svg:font-family="'Liberations sans'" style:font-family-generic="swiss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style:font-name="Liberations sans1"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style:writing-mode="lr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s sans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Calibri1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Progress Meeting 3:</text:p>
            <text:p>Bifurcation Analysis of Plasma Cell Differentiation</text:p>
            <text:p><text:span text:style-name="T1"/></text:p>
          </draw:text-box>
        </draw:frame>
        <draw:frame draw:name="Subtitle 2" draw:style-name="gr1" draw:text-style-name="P3" draw:layer="layout" svg:width="25.399cm" svg:height="4.598cm" svg:x="1.2cm" svg:y="8.255cm">
          <draw:text-box>
            <text:p text:style-name="P2"><text:span text:style-name="T2">Jared Frazier</text:span></text:p>
            <text:p text:style-name="P2"><text:span text:style-name="T2">2023-10-06</text:span></text:p>
            <text:p text:style-name="P2"><text:span text:style-name="T2">Bioinformatics 1 (UvA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3" draw:text-style-name="P4" draw:layer="layout" svg:width="14.605cm" svg:height="9.736cm" svg:x="0.168cm" svg:y="2.329cm">
          <draw:image xlink:href="Pictures/100000000000025800000190BA3A98107D2341C8.png" xlink:type="simple" xlink:show="embed" xlink:actuate="onLoad" draw:mime-type="image/png">
            <text:p/>
          </draw:image>
        </draw:frame>
        <draw:frame draw:style-name="gr3" draw:text-style-name="P4" draw:layer="layout" svg:width="12.532cm" svg:height="9.399cm" svg:x="14.773cm" svg:y="2.329cm">
          <draw:image xlink:href="Pictures/1000000000000320000002587A7DF6D9A8023B74.png" xlink:type="simple" xlink:show="embed" xlink:actuate="onLoad" draw:mime-type="image/png">
            <text:p/>
          </draw:image>
        </draw:frame>
        <draw:frame draw:style-name="gr3" draw:text-style-name="P4" draw:layer="layout" svg:width="13.335cm" svg:height="3.461cm" svg:x="0.168cm" svg:y="12.181cm">
          <draw:image xlink:href="Pictures/100000000000023A000000943EDE4E14A4D90EA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draw:style-name="gr3" draw:text-style-name="P4" draw:layer="layout" svg:width="17.78cm" svg:height="13.335cm" svg:x="5.08cm" svg:y="1.27cm">
          <draw:image xlink:href="Pictures/100000000000032000000258077B7173B3EBBE6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01cm" svg:y="0.628cm">
          <draw:text-box>
            <text:p><text:span text:style-name="T1">Cd40 signaling todo</text:span></text:p>
            <text:p><text:span text:style-name="T1"/></text:p>
          </draw:text-box>
        </draw:frame>
        <draw:frame draw:style-name="gr3" draw:text-style-name="P4" draw:layer="layout" svg:width="9.866cm" svg:height="2.247cm" svg:x="0.929cm" svg:y="0.928cm">
          <draw:image xlink:href="Pictures/100000000000017500000055450F49B58C61950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3" draw:text-style-name="P4" draw:layer="layout" svg:width="10.871cm" svg:height="7.239cm" svg:x="2.54cm" svg:y="8.467cm">
          <draw:image xlink:href="Pictures/10000000000002580000019084CB3B076F70FD72.png" xlink:type="simple" xlink:show="embed" xlink:actuate="onLoad" draw:mime-type="image/png">
            <text:p/>
          </draw:image>
        </draw:frame>
        <draw:frame draw:style-name="gr3" draw:text-style-name="P4" draw:layer="layout" svg:width="10.871cm" svg:height="7.239cm" svg:x="14.606cm" svg:y="8.455cm">
          <draw:image xlink:href="Pictures/1000000000000258000001909E3F374620EF714E.png" xlink:type="simple" xlink:show="embed" xlink:actuate="onLoad" draw:mime-type="image/png">
            <text:p/>
          </draw:image>
        </draw:frame>
        <draw:frame draw:style-name="gr3" draw:text-style-name="P4" draw:layer="layout" svg:width="10.871cm" svg:height="7.239cm" svg:x="2.54cm" svg:y="1.016cm">
          <draw:image xlink:href="Pictures/100000000000025800000190D9CBD2AF5839EDB0.png" xlink:type="simple" xlink:show="embed" xlink:actuate="onLoad" draw:mime-type="image/png">
            <text:p/>
          </draw:image>
        </draw:frame>
        <draw:frame draw:style-name="gr3" draw:text-style-name="P4" draw:layer="layout" svg:width="10.871cm" svg:height="7.239cm" svg:x="14.605cm" svg:y="1.016cm">
          <draw:image xlink:href="Pictures/10000000000002580000019046DF788B4B42A0A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71cm" svg:y="5.08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 sans" svg:font-family="'Liberations sans'" style:font-family-generic="swiss" style:font-pitch="variable"/>
    <style:font-face style:name="Liberations sans1" svg:font-family="'Liberations sans'" style:font-family-generic="swiss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B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2T09:08:17.126877550</meta:creation-date>
    <dc:date>2023-10-05T17:11:13.317497966</dc:date>
    <meta:editing-duration>PT2H57M55S</meta:editing-duration>
    <meta:editing-cycles>30</meta:editing-cycles>
    <meta:generator>LibreOffice/7.3.7.2$Linux_X86_64 LibreOffice_project/30$Build-2</meta:generator>
    <meta:document-statistic meta:object-count="46"/>
  </office:meta>
</office:document-meta>
</file>